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0efc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0ffa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3d35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9d9a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5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6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7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33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33">❌</text:span></text:span>MIN, <text:span text:style-name="Strong_20_Emphasis"><text:span text:style-name="T33">❌</text:span></text:span>MAX, <text:span text:style-name="Strong_20_Emphasis"><text:span text:style-name="T18">✅</text:span></text:span>AS</text:p>
            </text:list-item>
            <text:list-item>
              <text:p text:style-name="P29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HAVING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32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ORDER BY, <text:span text:style-name="Strong_20_Emphasis"><text:span text:style-name="T33">❌</text:span></text:span>ASC, <text:span text:style-name="Strong_20_Emphasis"><text:span text:style-name="T18">✅</text:span></text:span>DESC</text:p>
            </text:list-item>
            <text:list-item>
              <text:p text:style-name="P36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TOP, <text:span text:style-name="Strong_20_Emphasis"><text:span text:style-name="T18">✅</text:span></text:span>PERCENT, <text:span text:style-name="Strong_20_Emphasis"><text:span text:style-name="T18">✅</text:span></text:span>WITH TIES</text:p>
            </text:list-item>
            <text:list-item>
              <text:p text:style-name="P35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OFFSET, <text:span text:style-name="Strong_20_Emphasis"><text:span text:style-name="T18">✅</text:span></text:span>FETCH, <text:span text:style-name="Strong_20_Emphasis"><text:span text:style-name="T18">✅</text:span></text:span>FIRST, <text:span text:style-name="Strong_20_Emphasis"><text:span text:style-name="T18">✅</text:span></text:span>ROWS</text:p>
            </text:list-item>
            <text:list-item>
              <text:p text:style-name="P31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ROW_NUMBER(), <text:span text:style-name="Strong_20_Emphasis"><text:span text:style-name="T18">✅</text:span></text:span>OVER, <text:span text:style-name="Strong_20_Emphasis"><text:span text:style-name="T18">✅</text:span></text:span>PARTITION BY</text:p>
            </text:list-item>
            <text:list-item>
              <text:p text:style-name="P30"><text:span text:style-name="Strong_20_Emphasis"><text:span text:style-name="T18">✅ </text:span></text:span><text:span text:style-name="Strong_20_Emphasis"><text:span text:style-name="T17">| </text:span></text:span>CASE … WHEN … THEN … ELSE …</text:p>
            </text:list-item>
            <text:list-item>
              <text:p text:style-name="P34"><text:span text:style-name="Strong_20_Emphasis"><text:span text:style-name="T18">✅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2">Скріншот діаграми бази даних із середовища <text:span text:style-name="T22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799453858" text:style-name="L3">
        <text:list-item>
          <text:p text:style-name="P38">Заняття(з предмету) — проводиться:</text:p>
          <text:list>
            <text:list-item>
              <text:p text:style-name="P38">щотижня, або тільки по чисельникам/знаменникам;</text:p>
            </text:list-item>
            <text:list-item>
              <text:p text:style-name="P39">у день тижня</text:p>
            </text:list-item>
            <text:list-item>
              <text:p text:style-name="P39">для групи, <text:span text:style-name="T24">підгрупи</text:span></text:p>
            </text:list-item>
            <text:list-item>
              <text:p text:style-name="P40">у час</text:p>
            </text:list-item>
            <text:list-item>
              <text:p text:style-name="P41">викладачем</text:p>
            </text:list-item>
            <text:list-item>
              <text:p text:style-name="P41">в аудиторії</text:p>
            </text:list-item>
          </text:list>
        </text:list-item>
        <text:list-item>
          <text:p text:style-name="P38">Предмет</text:p>
        </text:list-item>
        <text:list-item>
          <text:p text:style-name="P38">Викладач</text:p>
        </text:list-item>
        <text:list-item>
          <text:p text:style-name="P38">Студент — <text:span text:style-name="T23">належить до групи та підгрупи</text:span></text:p>
        </text:list-item>
        <text:list-item>
          <text:p text:style-name="P38">Аудиторія</text:p>
        </text:list-item>
        <text:list-item>
          <text:p text:style-name="P38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42">Room(аудиторія)</text:p>
          <text:list>
            <text:list-item>
              <text:p text:style-name="P43">id INT PK</text:p>
            </text:list-item>
          </text:list>
        </text:list-item>
        <text:list-item>
          <text:p text:style-name="P44">Teacher(викладач)</text:p>
          <text:list>
            <text:list-item>
              <text:p text:style-name="P45">Id <text:span text:style-name="T27">INT </text:span>IDENTITY<text:span text:style-name="T29">(1, 1)</text:span> <text:span text:style-name="T26">PK</text:span></text:p>
            </text:list-item>
            <text:list-item>
              <text:p text:style-name="P46">FirstName TEXT NOT NULL</text:p>
            </text:list-item>
            <text:list-item>
              <text:p text:style-name="P46">LastName TEXT NOT NULL</text:p>
            </text:list-item>
          </text:list>
        </text:list-item>
        <text:list-item>
          <text:p text:style-name="P47">Group</text:p>
          <text:list>
            <text:list-item>
              <text:p text:style-name="P47">Id INT PK</text:p>
            </text:list-item>
            <text:list-item>
              <text:p text:style-name="P48">Name TEXT NOT NULL</text:p>
            </text:list-item>
            <text:list-item>
              <text:p text:style-name="P49">CuratorId INT NOT NULL FK(Teacher.Id)</text:p>
            </text:list-item>
          </text:list>
        </text:list-item>
        <text:list-item>
          <text:p text:style-name="P50">Class</text:p>
          <text:list>
            <text:list-item>
              <text:p text:style-name="P50">Id INT IDENTITY(1, 1) PK</text:p>
            </text:list-item>
            <text:list-item>
              <text:p text:style-name="P50">Name TEXT NOT NULL</text:p>
            </text:list-item>
          </text:list>
        </text:list-item>
        <text:list-item>
          <text:p text:style-name="P51">ClassType<text:span text:style-name="T28">(тип заняття)</text:span></text:p>
          <text:list>
            <text:list-item>
              <text:p text:style-name="P52">Id INT IDENTITY(1, 1) PK</text:p>
            </text:list-item>
            <text:list-item>
              <text:p text:style-name="P52">Name TEXT NOT NULL</text:p>
            </text:list-item>
          </text:list>
        </text:list-item>
        <text:list-item>
          <text:p text:style-name="P53">Schedule(розклад/заняття)</text:p>
          <text:list>
            <text:list-item>
              <text:p text:style-name="P54">Day SMALLINT NOT NULL BETWEEN 0 AND 6</text:p>
            </text:list-item>
            <text:list-item>
              <text:p text:style-name="P55">Time TIME NOT NULL</text:p>
            </text:list-item>
            <text:list-item>
              <text:p text:style-name="P56">IsOddWeek BIT</text:p>
            </text:list-item>
            <text:list-item>
              <text:p text:style-name="P56">ClassTypeId INT NOT NULL FK(ClassType.Id)</text:p>
            </text:list-item>
            <text:list-item>
              <text:p text:style-name="P56">ClassId INT NOT NULL FK(Class.Id)</text:p>
            </text:list-item>
            <text:list-item>
              <text:p text:style-name="P56">GroupId INT NOT NULL FK(Group.Id)</text:p>
            </text:list-item>
            <text:list-item>
              <text:p text:style-name="P56">Subgroup INT NOT NULL</text:p>
            </text:list-item>
            <text:list-item>
              <text:p text:style-name="P56">TeacherId INT NOT NULL <text:span text:style-name="T30">FK(Teacher.Id)</text:span></text:p>
            </text:list-item>
            <text:list-item>
              <text:p text:style-name="P57">RoomId INT NOT NULL FK(Room.Id)</text:p>
            </text:list-item>
          </text:list>
        </text:list-item>
        <text:list-item>
          <text:p text:style-name="P58">Student</text:p>
          <text:list>
            <text:list-item>
              <text:p text:style-name="P58">Id INT IDENTITY(1, 1) <text:span text:style-name="T32">PK</text:span></text:p>
            </text:list-item>
            <text:list-item>
              <text:p text:style-name="P58">FirstName TEXT NOT NULL</text:p>
            </text:list-item>
            <text:list-item>
              <text:p text:style-name="P58"><text:span text:style-name="T31">L</text:span>astName TEXT NOT NULL</text:p>
            </text:list-item>
            <text:list-item>
              <text:p text:style-name="P58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3:32:35.669300934</dc:date>
    <meta:editing-duration>PT12H3M54S</meta:editing-duration>
    <meta:editing-cycles>240</meta:editing-cycles>
    <meta:generator>LibreOffice/7.2.6.2$Linux_X86_64 LibreOffice_project/20$Build-2</meta:generator>
    <meta:document-statistic meta:table-count="0" meta:image-count="1" meta:object-count="1" meta:page-count="4" meta:paragraph-count="79" meta:word-count="386" meta:character-count="2172" meta:non-whitespace-character-count="1909"/>
  </office:meta>
</office:document-meta>
</file>